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25-01-18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24-01-0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23-01-0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22-01-05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21-01-05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20-01-03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9-01-04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8-01-03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7-01-04 22:24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6-01-03 18:00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5-01-04 17:41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4-01-04 15:1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3-01-04 19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2-01-05 18:5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1-01-05 16:5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10-01-04 16:26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9-01-06 17:5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8-01-06 17:4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7-04-03 22:4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6-01-06 20:2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5-01-10 17:4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4-01-08 16:5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2-12-30 18:45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2-01-03 19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6064" calcext:value-type="float">
            <text:p>51.5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247101141301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